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47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71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cc" fo:border="0.002cm solid #000000"/>
    </style:style>
    <style:style style:name="ce20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6633" fo:border="0.002cm solid #000000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16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1" table:number-columns-repeated="1005" table:default-cell-style-name="Default"/>
        <table:table-row table:style-name="ro1">
          <table:table-cell/>
          <table:table-cell table:style-name="ce7" office:value-type="string" table:number-columns-spanned="14" table:number-rows-spanned="1">
            <text:p>^Форма.НазваниеОтчета^</text:p>
          </table:table-cell>
          <table:covered-table-cell table:number-columns-repeated="2" table:style-name="ce16"/>
          <table:covered-table-cell/>
          <table:covered-table-cell table:number-columns-repeated="2" table:style-name="ce16"/>
          <table:covered-table-cell table:number-columns-repeated="3"/>
          <table:covered-table-cell table:number-columns-repeated="5" table:style-name="ce16"/>
          <table:table-cell/>
          <table:table-cell table:style-name="ce16" table:number-columns-repeated="7"/>
          <table:table-cell table:number-columns-repeated="999"/>
        </table:table-row>
        <table:table-row table:style-name="ro2">
          <table:table-cell/>
          <table:table-cell table:style-name="ce8" office:value-type="string">
            <text:p>За период:</text:p>
          </table:table-cell>
          <table:table-cell table:style-name="ce17" office:value-type="string" table:number-columns-spanned="5" table:number-rows-spanned="1">
            <text:p>^Форма.Период^</text:p>
          </table:table-cell>
          <table:covered-table-cell table:style-name="ce17"/>
          <table:covered-table-cell/>
          <table:covered-table-cell table:number-columns-repeated="2" table:style-name="ce16"/>
          <table:table-cell table:number-columns-repeated="3"/>
          <table:table-cell table:style-name="ce16" table:number-columns-repeated="5"/>
          <table:table-cell/>
          <table:table-cell table:style-name="ce16" table:number-columns-repeated="7"/>
          <table:table-cell table:number-columns-repeated="999"/>
        </table:table-row>
        <table:table-row table:style-name="ro2">
          <table:table-cell/>
          <table:table-cell table:style-name="ce9" office:value-type="string" table:number-columns-spanned="1" table:number-rows-spanned="2">
            <text:p>Сотрудник</text:p>
          </table:table-cell>
          <table:table-cell table:style-name="ce9" office:value-type="string" table:number-columns-spanned="1" table:number-rows-spanned="2">
            <text:p>Всего, часов</text:p>
          </table:table-cell>
          <table:table-cell table:style-name="ce9" office:value-type="string" table:number-columns-spanned="1" table:number-rows-spanned="2">
            <text:p>Аккордные, часов</text:p>
          </table:table-cell>
          <table:table-cell table:style-name="ce26" office:value-type="string" table:number-columns-spanned="1" table:number-rows-spanned="2">
            <text:p>Часов к зачету</text:p>
          </table:table-cell>
          <table:table-cell table:style-name="ce25" office:value-type="string" table:number-columns-spanned="1" table:number-rows-spanned="2">
            <text:p>Продажа</text:p>
          </table:table-cell>
          <table:table-cell table:style-name="ce25" office:value-type="string" table:number-columns-spanned="2" table:number-rows-spanned="1">
            <text:p>Сопровождение</text:p>
          </table:table-cell>
          <table:covered-table-cell table:style-name="ce25"/>
          <table:table-cell table:style-name="ce25" office:value-type="string" table:number-columns-spanned="2" table:number-rows-spanned="1">
            <text:p>Внедрение</text:p>
          </table:table-cell>
          <table:covered-table-cell table:style-name="ce25"/>
          <table:table-cell table:style-name="ce25" office:value-type="string" table:number-columns-spanned="1" table:number-rows-spanned="2">
            <text:p>Инсталляция</text:p>
          </table:table-cell>
          <table:table-cell table:style-name="ce25" office:value-type="string" table:number-columns-spanned="2" table:number-rows-spanned="1">
            <text:p>Потери</text:p>
          </table:table-cell>
          <table:covered-table-cell table:style-name="ce25" office:value-type="string">
            <text:p>Потери (ошибки + политика )</text:p>
          </table:covered-table-cell>
          <table:table-cell table:style-name="ce25" office:value-type="string" table:number-columns-spanned="1" table:number-rows-spanned="2">
            <text:p>Часов (карьера)</text:p>
          </table:table-cell>
          <table:table-cell table:style-name="ce25" office:value-type="string" table:number-columns-spanned="1" table:number-rows-spanned="2">
            <office:annotation draw:style-name="gr1" draw:text-style-name="P1" svg:width="2.898cm" svg:height="1.386cm" svg:x="37.278cm" svg:y="0cm" draw:caption-point-x="0.137cm" draw:caption-point-y="1.266cm">
              <dc:date>2011-02-03T00:00:00</dc:date>
              <text:p text:style-name="P1"><text:span text:style-name="T1">Имеются в виду «Часы к оплате»</text:span></text:p>
            </office:annotation>
            <text:p>Часов (отдых)</text:p>
          </table:table-cell>
          <table:table-cell table:style-name="ce25" office:value-type="string" table:number-columns-spanned="1" table:number-rows-spanned="2">
            <text:p>Часов (разное)</text:p>
          </table:table-cell>
          <table:table-cell table:style-name="ce16" table:number-columns-repeated="7"/>
          <table:table-cell table:number-columns-repeated="999"/>
        </table:table-row>
        <table:table-row table:style-name="ro3">
          <table:table-cell table:style-name="ce1"/>
          <table:covered-table-cell table:number-columns-repeated="4" table:style-name="ce9"/>
          <table:covered-table-cell table:style-name="ce22" office:value-type="string">
            <text:p>Отработано</text:p>
          </table:covered-table-cell>
          <table:table-cell table:style-name="ce22" office:value-type="string">
            <text:p>Отработано</text:p>
          </table:table-cell>
          <table:table-cell table:style-name="ce25" office:value-type="string">
            <text:p>К оплате</text:p>
          </table:table-cell>
          <table:table-cell table:style-name="ce25" office:value-type="string">
            <text:p>Отработано</text:p>
          </table:table-cell>
          <table:table-cell table:style-name="ce25" office:value-type="string">
            <text:p>К оплате</text:p>
          </table:table-cell>
          <table:covered-table-cell table:style-name="ce22"/>
          <table:table-cell table:style-name="ce22" office:value-type="string">
            <text:p>Ошибки</text:p>
          </table:table-cell>
          <table:table-cell table:style-name="ce22" office:value-type="string">
            <text:p>Политика</text:p>
          </table:table-cell>
          <table:covered-table-cell table:number-columns-repeated="3" table:style-name="ce22"/>
          <table:table-cell table:number-columns-repeated="7"/>
          <table:table-cell table:style-name="ce31" table:number-columns-repeated="235"/>
          <table:table-cell table:number-columns-repeated="764"/>
        </table:table-row>
        <table:table-row table:style-name="ro4">
          <table:table-cell table:style-name="ce1" office:value-type="string">
            <text:p>Заголовок Данные.Звено</text:p>
          </table:table-cell>
          <table:table-cell table:style-name="ce9" office:value-type="string">
            <text:p>^Данные.текст_заголовок^</text:p>
          </table:table-cell>
          <table:table-cell table:style-name="ce18" table:number-columns-spanned="14" table:number-rows-spanned="1"/>
          <table:covered-table-cell table:number-columns-repeated="4" table:style-name="ce24"/>
          <table:covered-table-cell table:number-columns-repeated="3" table:style-name="ce28"/>
          <table:covered-table-cell table:number-columns-repeated="6" table:style-name="ce24"/>
          <table:table-cell table:number-columns-repeated="7"/>
          <table:table-cell table:style-name="ce31" table:number-columns-repeated="235"/>
          <table:table-cell table:number-columns-repeated="764"/>
        </table:table-row>
        <table:table-row table:style-name="ro5">
          <table:table-cell table:style-name="ce2" office:value-type="string">
            <text:p>ОсновныеДанные Данные</text:p>
          </table:table-cell>
          <table:table-cell table:style-name="ce10" office:value-type="string">
            <text:p>^Данные.Сотрудник^</text:p>
          </table:table-cell>
          <table:table-cell table:style-name="ce19" office:value-type="string">
            <text:p>^Данные.ЧасовВсего^</text:p>
          </table:table-cell>
          <table:table-cell table:style-name="ce19" office:value-type="string">
            <text:p>^Данные.ЧасовДоп^</text:p>
          </table:table-cell>
          <table:table-cell table:style-name="ce19" office:value-type="string">
            <text:p>^Данные.ЧасовКОплате^</text:p>
          </table:table-cell>
          <table:table-cell table:style-name="ce10" office:value-type="string">
            <text:p>^Данные.ПродВсего^</text:p>
          </table:table-cell>
          <table:table-cell table:style-name="ce10" office:value-type="string">
            <text:p>^Данные.СопрВсего^</text:p>
          </table:table-cell>
          <table:table-cell table:style-name="ce10" office:value-type="string">
            <text:p>^Данные.СопрОплата^</text:p>
          </table:table-cell>
          <table:table-cell table:style-name="ce10" office:value-type="string">
            <text:p>^Данные.ВнедрВсего^</text:p>
          </table:table-cell>
          <table:table-cell table:style-name="ce10" office:value-type="string">
            <text:p>^Данные.ВнедрОплата^</text:p>
          </table:table-cell>
          <table:table-cell table:style-name="ce10" office:value-type="string">
            <text:p>^Данные.РазвитиеРаб^</text:p>
          </table:table-cell>
          <table:table-cell table:style-name="ce10" office:value-type="string">
            <text:p>^Данные.ОшибкиРаб^</text:p>
          </table:table-cell>
          <table:table-cell table:style-name="ce10" office:value-type="string">
            <text:p>^Данные.ОшибкиПол^</text:p>
          </table:table-cell>
          <table:table-cell table:style-name="ce10" office:value-type="string">
            <text:p>^Данные.КарьераРаб^</text:p>
          </table:table-cell>
          <table:table-cell table:style-name="ce10" office:value-type="string">
            <text:p>^Данные.ОтдыхРаб^</text:p>
          </table:table-cell>
          <table:table-cell table:style-name="ce10" office:value-type="string">
            <text:p>^Данные.Разное^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Итог Данные.Звено</text:p>
          </table:table-cell>
          <table:table-cell table:style-name="ce11" office:value-type="string">
            <text:p>^Данные.текст_итог^</text:p>
          </table:table-cell>
          <table:table-cell table:formula="of:=SUM()" office:value-type="float" office:value="0">
            <text:p>0</text:p>
          </table:table-cell>
          <table:table-cell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9" table:number-columns-repeated="1006"/>
        </table:table-row>
        <table:table-row table:style-name="ro6">
          <table:table-cell table:style-name="ce4" office:value-type="string">
            <text:p>Итог Данные.Звено</text:p>
          </table:table-cell>
          <table:table-cell table:style-name="ce12" table:number-columns-spanned="15" table:number-rows-spanned="1"/>
          <table:covered-table-cell table:number-columns-repeated="14" table:style-name="ce21"/>
          <table:table-cell table:style-name="ce30" table:number-columns-repeated="1006"/>
        </table:table-row>
        <table:table-row table:style-name="ro7">
          <table:table-cell table:style-name="ce5" office:value-type="string">
            <text:p>ОсновнойИтог</text:p>
          </table:table-cell>
          <table:table-cell table:style-name="ce13" office:value-type="string">
            <text:p>Итого по организации :</text:p>
          </table:table-cell>
          <table:table-cell table:formula="of:=SUM()" office:value-type="float" office:value="0">
            <text:p>0</text:p>
          </table:table-cell>
          <table:table-cell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number-columns-repeated="1006"/>
        </table:table-row>
        <table:table-row table:style-name="ro8" table:number-rows-repeated="2"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9">
          <table:table-cell table:style-name="ce6" office:value-type="string">
            <text:p>Заголовок Ошибки</text:p>
          </table:table-cell>
          <table:table-cell table:style-name="ce14" office:value-type="string">
            <text:p>Ошибки</text:p>
          </table:table-cell>
          <table:table-cell table:style-name="ce22" office:value-type="string">
            <text:p>Тема договора</text:p>
          </table:table-cell>
          <table:table-cell table:style-name="ce25" office:value-type="string">
            <text:p>Отработано часов</text:p>
          </table:table-cell>
          <table:table-cell table:style-name="ce25" office:value-type="string">
            <text:p>Часов к оплате</text:p>
          </table:table-cell>
          <table:table-cell table:number-columns-repeated="1017"/>
        </table:table-row>
        <table:table-row table:style-name="ro7">
          <table:table-cell office:value-type="string">
            <text:p>ОсновныеДанные Ошибки</text:p>
          </table:table-cell>
          <table:table-cell table:style-name="ce15" office:value-type="string">
            <text:p>^Ошибки.Сотрудник^</text:p>
          </table:table-cell>
          <table:table-cell table:style-name="ce23" office:value-type="string">
            <text:p>^Ошибки.ТемаДог^</text:p>
          </table:table-cell>
          <table:table-cell table:style-name="ce23" office:value-type="string">
            <text:p>^Ошибки.Отработано^</text:p>
          </table:table-cell>
          <table:table-cell table:style-name="ce23" office:value-type="string">
            <text:p>^Ошибки.КОплате^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shadow="none" fo:background-color="transparent" style:scale-to-X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.05.2014</text:date>, <text:time>10:02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26T10:02:17.14</dc:date>
    <meta:editing-cycles>46</meta:editing-cycles>
    <meta:editing-duration>PT7H8M18S</meta:editing-duration>
    <meta:document-statistic meta:table-count="1" meta:cell-count="84" meta:object-count="0"/>
    <meta:user-defined meta:name="Поле 1"/>
    <meta:user-defined meta:name="Поле 2"/>
    <meta:user-defined meta:name="Поле 3"/>
    <meta:user-defined meta:name="Поле 4"/>
  </office:meta>
</office:document-meta>
</file>